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6cm" style:rel-column-width="1965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2.251cm" style:rel-column-width="7375*"/>
    </style:style>
    <style:style style:name="Tabella3.F" style:family="table-column">
      <style:table-column-properties style:column-width="2.531cm" style:rel-column-width="8294*"/>
    </style:style>
    <style:style style:name="Tabella3.G" style:family="table-column">
      <style:table-column-properties style:column-width="1.002cm" style:rel-column-width="3283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9cm" style:rel-column-width="8548*"/>
    </style:style>
    <style:style style:name="Tabella3.L" style:family="table-column">
      <style:table-column-properties style:column-width="2.21cm" style:rel-column-width="7243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G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padding="0.097cm" fo:border-left="0.05pt solid #000000" fo:border-right="none" fo:border-top="none" fo:border-bottom="0.05pt dotted #000000"/>
    </style:style>
    <style:style style:name="Tabella3.F5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5" style:family="table-cell">
      <style:table-cell-properties fo:padding="0.097cm" fo:border-left="0.05pt solid #000000" fo:border-right="none" fo:border-top="none" fo:border-bottom="0.05pt solid #000000"/>
    </style:style>
    <style:style style:name="Tabella3.J5" style:family="table-cell">
      <style:table-cell-properties fo:padding="0.097cm" fo:border-left="0.05pt solid #000000" fo:border-right="none" fo:border-top="none" fo:border-bottom="0.05pt solid #000000"/>
    </style:style>
    <style:style style:name="Tabella3.K5" style:family="table-cell">
      <style:table-cell-properties fo:padding="0.097cm" fo:border-left="0.05pt solid #000000" fo:border-right="none" fo:border-top="none" fo:border-bottom="0.05pt solid #000000"/>
    </style:style>
    <style:style style:name="Tabella3.L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solid #000000"/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7" style:family="table-row">
      <style:table-row-properties style:min-row-height="0.695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I8" style:family="table-cell">
      <style:table-cell-properties fo:padding="0.097cm" fo:border-left="0.05pt solid #000000" fo:border-right="none" fo:border-top="none" fo:border-bottom="0.05pt solid #000000"/>
    </style:style>
    <style:style style:name="Tabella3.J8" style:family="table-cell">
      <style:table-cell-properties fo:padding="0.097cm" fo:border-left="0.05pt solid #000000" fo:border-right="none" fo:border-top="none" fo:border-bottom="0.05pt solid #000000"/>
    </style:style>
    <style:style style:name="Tabella3.K8" style:family="table-cell">
      <style:table-cell-properties fo:padding="0.097cm" fo:border-left="0.05pt solid #000000" fo:border-right="none" fo:border-top="none" fo:border-bottom="0.05pt solid #000000"/>
    </style:style>
    <style:style style:name="Tabella3.L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9" style:family="table-row">
      <style:table-row-properties style:min-row-height="1.011cm"/>
    </style:style>
    <style:style style:name="Tabella3.A9" style:family="table-cell">
      <style:table-cell-properties fo:padding="0.097cm" fo:border-left="0.05pt solid #000000" fo:border-right="none" fo:border-top="none" fo:border-bottom="0.05pt solid #000000"/>
    </style:style>
    <style:style style:name="Tabella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1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1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1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2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2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text-properties fo:font-size="9pt" style:font-size-asian="9pt" style:font-size-complex="9pt"/>
    </style:style>
    <style:style style:name="P7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size-asian="7pt" style:font-size-complex="7pt"/>
    </style:style>
    <style:style style:name="P16" style:family="paragraph" style:parent-style-name="Table_20_Contents">
      <style:text-properties officeooo:rsid="0012e39e" officeooo:paragraph-rsid="0012e39e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text-properties officeooo:paragraph-rsid="0012e39e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2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3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e39e" style:font-size-asian="7pt" style:font-size-complex="7pt"/>
    </style:style>
    <style:style style:name="T3" style:family="text">
      <style:text-properties officeooo:rsid="0012e39e"/>
    </style:style>
    <style:style style:name="T4" style:family="text">
      <style:text-properties officeooo:rsid="00191d36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placeholder text:placeholder-type="text">&lt;for each="o in objects"&gt;</text:placeholder></text:p>
      <text:p text:style-name="P29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4" office:value-type="string">
            <text:p text:style-name="P3">DATA</text:p>
          </table:table-cell>
          <table:covered-table-cell/>
          <table:covered-table-cell/>
          <table:covered-table-cell/>
          <table:table-cell table:style-name="Tabella3.C1" table:number-columns-spanned="4" office:value-type="string">
            <text:p text:style-name="P3">AUTISTA</text:p>
          </table:table-cell>
          <table:covered-table-cell/>
          <table:covered-table-cell/>
          <table:covered-table-cell/>
          <table:table-cell table:style-name="Tabella3.K1" table:number-columns-spanned="2" office:value-type="string">
            <text:p text:style-name="P3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4" office:value-type="string">
            <text:p text:style-name="P26"><text:placeholder text:placeholder-type="text">&lt;formatLang(o.date, date=True)&gt;</text:placeholder></text:p>
          </table:table-cell>
          <table:covered-table-cell/>
          <table:covered-table-cell/>
          <table:covered-table-cell/>
          <table:table-cell table:style-name="Tabella3.G2" table:number-columns-spanned="4" office:value-type="string">
            <text:p text:style-name="P26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table-cell table:style-name="Tabella3.K2" table:number-columns-spanned="2" office:value-type="string">
            <text:p text:style-name="P26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4">N.</text:p>
          </table:table-cell>
          <table:table-cell table:style-name="Tabella3.A3" table:number-columns-spanned="4" office:value-type="string">
            <text:p text:style-name="P4">CLIENTE</text:p>
          </table:table-cell>
          <table:covered-table-cell/>
          <table:covered-table-cell/>
          <table:covered-table-cell/>
          <table:table-cell table:style-name="Tabella3.A3" table:number-columns-spanned="3" office:value-type="string">
            <text:p text:style-name="P4">DESTINAZIONE</text:p>
          </table:table-cell>
          <table:covered-table-cell/>
          <table:covered-table-cell/>
          <table:table-cell table:style-name="Tabella3.A3" office:value-type="string">
            <text:p text:style-name="P4">KG </text:p>
            <text:p text:style-name="P4">CARICO.</text:p>
          </table:table-cell>
          <table:table-cell table:style-name="Tabella3.A3" office:value-type="string">
            <text:p text:style-name="P5">RIF. ORDINE</text:p>
          </table:table-cell>
          <table:table-cell table:style-name="Tabella3.A3" office:value-type="string">
            <text:p text:style-name="P4">TELEFONO</text:p>
          </table:table-cell>
          <table:table-cell table:style-name="Tabella3.L3" office:value-type="string">
            <text:p text:style-name="P5">ORARIO CONS NOTE</text:p>
          </table:table-cell>
        </table:table-row>
        <table:table-row>
          <table:table-cell table:style-name="Tabella3.A4" table:number-columns-spanned="12" office:value-type="string">
            <text:p text:style-name="P19"><text:placeholder text:placeholder-type="text">&lt;for each="order in o.order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6" table:number-rows-spanned="2" office:value-type="string">
            <text:p text:style-name="P2"/>
          </table:table-cell>
          <table:table-cell table:style-name="Tabella3.B5" table:number-columns-spanned="4" office:value-type="string">
            <text:p text:style-name="P24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table-cell table:style-name="Tabella3.F5" table:number-columns-spanned="3" office:value-type="string">
            <text:p text:style-name="P24"><text:placeholder text:placeholder-type="text">&lt;order.destination_id.name if order.destination_id else "??"&gt;</text:placeholder></text:p>
          </table:table-cell>
          <table:covered-table-cell/>
          <table:covered-table-cell/>
          <table:table-cell table:style-name="Tabella3.I6" table:number-rows-spanned="2" office:value-type="string">
            <text:p text:style-name="P25"><text:placeholder text:placeholder-type="text">&lt;order.current_load if order.current_load else order.prevision_load or 0.0&gt;</text:placeholder></text:p>
          </table:table-cell>
          <table:table-cell table:style-name="Tabella3.J6" table:number-rows-spanned="2" office:value-type="string">
            <text:p text:style-name="P27"><text:placeholder text:placeholder-type="text">&lt;order.name.split("-")[-1]&gt;</text:placeholder> <text:span text:style-name="T1"><text:placeholder text:placeholder-type="text">&lt;{'D': '', 'A': 'Freschi', 'F': '+F'}.get(order.order_mode, '')&gt;</text:placeholder></text:span></text:p>
          </table:table-cell>
          <table:table-cell table:style-name="Tabella3.K6" table:number-rows-spanned="2" office:value-type="string">
            <text:p text:style-name="P24"><text:placeholder text:placeholder-type="text">&lt;order.destination_id.phone if order.destination_id else "??"&gt;</text:placeholder></text:p>
          </table:table-cell>
          <table:table-cell table:style-name="Tabella3.L6" table:number-rows-spanned="2" office:value-type="string">
            <text:p text:style-name="P26"><text:placeholder text:placeholder-type="text">&lt;order.time&gt;</text:placeholder><text:line-break/><text:placeholder text:placeholder-type="text">&lt;order.destination_id.delivery_note if order.destination_id else ""&gt;</text:placeholder></text:p>
          </table:table-cell>
        </table:table-row>
        <table:table-row>
          <table:covered-table-cell/>
          <table:table-cell table:style-name="Tabella3.B6" table:number-columns-spanned="7" office:value-type="string">
            <text:p text:style-name="P24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12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8" table:number-columns-spanned="8" office:value-type="string">
            <text:p text:style-name="P7"><text:span text:style-name="T1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8" office:value-type="string">
            <text:p text:style-name="P23"><text:placeholder text:placeholder-type="text">&lt;o.current_load or 0.0&gt;</text:placeholder></text:p>
          </table:table-cell>
          <table:table-cell table:style-name="Tabella3.J8" office:value-type="string">
            <text:p text:style-name="P6"/>
          </table:table-cell>
          <table:table-cell table:style-name="Tabella3.K8" office:value-type="string">
            <text:p text:style-name="P6"/>
          </table:table-cell>
          <table:table-cell table:style-name="Tabella3.L8" office:value-type="string">
            <text:p text:style-name="P8"/>
          </table:table-cell>
        </table:table-row>
        <table:table-row table:style-name="Tabella3.9">
          <table:table-cell table:style-name="Tabella3.A9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9" table:number-columns-spanned="9" office:value-type="string">
            <text:p text:style-name="P20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0" table:number-columns-spanned="12" office:value-type="string">
            <text:p text:style-name="P12">Il sottoscritto dichiara di ricevere la merce dettagliata nei ns. </text:p>
            <text:p text:style-name="P12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columns-spanned="4" office:value-type="string">
            <text:p text:style-name="P14">KM PARTENZA:</text:p>
            <text:p text:style-name="P13">KM ARRIVO:</text:p>
            <text:p text:style-name="P13">TOT. KM.: <text:s/></text:p>
            <text:p text:style-name="P13">CONSEGNATI N. DOC.:</text:p>
          </table:table-cell>
          <table:covered-table-cell/>
          <table:covered-table-cell/>
          <table:covered-table-cell/>
          <table:table-cell table:style-name="Tabella3.E11" table:number-columns-spanned="3" office:value-type="string">
            <text:p text:style-name="P14">____________________________</text:p>
            <text:p text:style-name="P14">____________________________<text:line-break/>____________________________<text:line-break/>____________________________</text:p>
            <text:p text:style-name="P14"/>
          </table:table-cell>
          <table:covered-table-cell/>
          <table:covered-table-cell/>
          <table:table-cell table:style-name="Tabella3.H11" table:number-columns-spanned="2" office:value-type="string">
            <text:p text:style-name="P13">NOTE: <text:s text:c="24"/></text:p>
            <text:p text:style-name="P13">FIRMA SMA: <text:s text:c="14"/></text:p>
            <text:p text:style-name="P13">FIRMA AUTISTA: <text:s text:c="7"/></text:p>
            <text:p text:style-name="P13">BANCALI CARICATI: </text:p>
            <text:p text:style-name="P13">BANCALI RESI: <text:s text:c="8"/></text:p>
          </table:table-cell>
          <table:covered-table-cell/>
          <table:table-cell table:style-name="Tabella3.J11" table:number-columns-spanned="3" office:value-type="string">
            <text:p text:style-name="P13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2" table:number-columns-spanned="3" office:value-type="string">
            <text:p text:style-name="P22">NOTE</text:p>
          </table:table-cell>
          <table:covered-table-cell/>
          <table:covered-table-cell/>
          <table:table-cell table:style-name="Tabella3.D12" table:number-columns-spanned="9" office:value-type="string">
            <text:p text:style-name="P21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p text:style-name="P32"><draw:custom-shape text:anchor-type="paragraph" draw:z-index="2" draw:name="Forma1" draw:style-name="gr1" draw:text-style-name="P34" svg:width="0.451cm" svg:height="0.451cm" svg:x="6.676cm" svg:y="2.47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Forma1" draw:style-name="gr1" draw:text-style-name="P34" svg:width="0.451cm" svg:height="0.451cm" svg:x="11.58cm" svg:y="1.475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<draw:custom-shape text:anchor-type="paragraph" draw:z-index="1" draw:name="Forma1" draw:style-name="gr1" draw:text-style-name="P34" svg:width="0.451cm" svg:height="0.451cm" svg:x="6.581cm" svg:y="0.758cm"><text:p/><draw:enhanced-geometry svg:viewBox="0 0 21600 21600" draw:mirror-horizontal="false" draw:mirror-vertical="false" draw:type="rectangle" draw:enhanced-path="M 0 0 L 21600 0 21600 21600 0 21600 0 0 Z N"/></draw:custom-shape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6">FIRMA DEL MAGAZZINIERE</text:p>
          </table:table-cell>
        </table:table-row>
        <table:table-row table:style-name="Tabella1.2">
          <table:table-cell table:style-name="Tabella1.A2" office:value-type="string">
            <text:p text:style-name="P16"><draw:custom-shape text:anchor-type="paragraph" draw:z-index="3" draw:name="Forma1" draw:style-name="gr1" draw:text-style-name="P34" svg:width="0.451cm" svg:height="0.451cm" svg:x="11.527cm" svg:y="0.917cm"><text:p/><draw:enhanced-geometry svg:viewBox="0 0 21600 21600" draw:mirror-horizontal="false" draw:mirror-vertical="false" draw:type="rectangle" draw:enhanced-path="M 0 0 L 21600 0 21600 21600 0 21600 0 0 Z N"/></draw:custom-shape>Vano del camion pulito</text:p>
          </table:table-cell>
          <table:table-cell table:style-name="Tabella1.A2" office:value-type="string">
            <text:p text:style-name="P11">SI</text:p>
          </table:table-cell>
          <table:table-cell table:style-name="Tabella1.A2" office:value-type="string">
            <text:p text:style-name="P11">NO</text:p>
          </table:table-cell>
          <table:table-cell table:style-name="Tabella1.D2" table:number-rows-spanned="2" office:value-type="string">
            <text:p text:style-name="P15"/>
          </table:table-cell>
        </table:table-row>
        <table:table-row table:style-name="Tabella1.2">
          <table:table-cell table:style-name="Tabella1.A2" office:value-type="string">
            <text:p text:style-name="P17">Temperatura del camion conforme*</text:p>
          </table:table-cell>
          <table:table-cell table:style-name="Tabella1.A2" office:value-type="string">
            <text:p text:style-name="P11">SI</text:p>
          </table:table-cell>
          <table:table-cell table:style-name="Tabella1.A2" office:value-type="string">
            <text:p text:style-name="P11"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8"><text:span text:style-name="T2">*prodotti surgelati: T</text:span>≤- <text:span text:style-name="T3">18° C; prodotti freschi T&gt; 0°C e </text:span>≤ <text:span text:style-name="T3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2"/>
      <text:p text:style-name="P31"><text:placeholder text:placeholder-type="text">&lt;/for&gt;</text:placeholder></text:p>
      <text:p text:style-name="P3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[ MSQ 30 Versione 2.1 del 09/03/2022 ]</text:span><text:tab/>Stampato il: <text:date style:data-style-name="N80" text:date-value="2022-03-09T14:04:07.028579469">9. Mar. 2022</text:date> ore <text:time style:data-style-name="N103" text:time-value="2022-03-09T14:04:07.028890647">02.04.02 P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09T14:04:06.990000965</dc:date>
    <meta:editing-duration>P1DT17H23M10S</meta:editing-duration>
    <meta:editing-cycles>410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59" meta:word-count="203" meta:character-count="1830" meta:non-whitespace-character-count="1620"/>
    <meta:user-defined meta:name="Info 1"/>
    <meta:user-defined meta:name="Info 2"/>
    <meta:user-defined meta:name="Info 3"/>
    <meta:user-defined meta:name="Info 4"/>
  </office:meta>
</office:document-meta>
</file>